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BuyOrder" style:family="table">
      <style:table-properties style:width="6.925in" table:align="margins"/>
    </style:style>
    <style:style style:name="BuyOrder.A" style:family="table-column">
      <style:table-column-properties style:column-width="3.4625in" style:rel-column-width="32767*"/>
    </style:style>
    <style:style style:name="BuyOrder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BuyOrder.B1" style:family="table-cell">
      <style:table-cell-properties fo:padding="0.0382in" fo:border="0.0007in solid #000000"/>
    </style:style>
    <style:style style:name="BuyOrder.A2" style:family="table-cell">
      <style:table-cell-properties fo:padding="0.0382in" fo:border-left="0.0007in solid #000000" fo:border-right="none" fo:border-top="none" fo:border-bottom="0.0007in solid #000000"/>
    </style:style>
    <style:style style:name="BuyOrder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ellOrder" style:family="table">
      <style:table-properties style:width="6.925in" table:align="margins"/>
    </style:style>
    <style:style style:name="SellOrder.A" style:family="table-column">
      <style:table-column-properties style:column-width="3.4625in" style:rel-column-width="32767*"/>
    </style:style>
    <style:style style:name="SellOrder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ellOrder.B1" style:family="table-cell">
      <style:table-cell-properties fo:padding="0.0382in" fo:border="0.0007in solid #000000"/>
    </style:style>
    <style:style style:name="SellOrder.A2" style:family="table-cell">
      <style:table-cell-properties fo:padding="0.0382in" fo:border-left="0.0007in solid #000000" fo:border-right="none" fo:border-top="none" fo:border-bottom="0.0007in solid #000000"/>
    </style:style>
    <style:style style:name="SellOrder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Accept" style:family="table">
      <style:table-properties style:width="6.925in" table:align="margins"/>
    </style:style>
    <style:style style:name="Accept.A" style:family="table-column">
      <style:table-column-properties style:column-width="3.4625in" style:rel-column-width="32767*"/>
    </style:style>
    <style:style style:name="Accep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Accept.B1" style:family="table-cell">
      <style:table-cell-properties fo:padding="0.0382in" fo:border="0.0007in solid #000000"/>
    </style:style>
    <style:style style:name="Accept.A2" style:family="table-cell">
      <style:table-cell-properties fo:padding="0.0382in" fo:border-left="0.0007in solid #000000" fo:border-right="none" fo:border-top="none" fo:border-bottom="0.0007in solid #000000"/>
    </style:style>
    <style:style style:name="Accept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eject" style:family="table">
      <style:table-properties style:width="6.925in" table:align="margins"/>
    </style:style>
    <style:style style:name="Reject.A" style:family="table-column">
      <style:table-column-properties style:column-width="3.4625in" style:rel-column-width="32767*"/>
    </style:style>
    <style:style style:name="Rejec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eject.B1" style:family="table-cell">
      <style:table-cell-properties fo:padding="0.0382in" fo:border="0.0007in solid #000000"/>
    </style:style>
    <style:style style:name="Reject.A2" style:family="table-cell">
      <style:table-cell-properties fo:padding="0.0382in" fo:border-left="0.0007in solid #000000" fo:border-right="none" fo:border-top="none" fo:border-bottom="0.0007in solid #000000"/>
    </style:style>
    <style:style style:name="Reject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arketInfoRequest" style:family="table">
      <style:table-properties style:width="6.925in" table:align="margins"/>
    </style:style>
    <style:style style:name="MarketInfoRequest.A" style:family="table-column">
      <style:table-column-properties style:column-width="3.4625in" style:rel-column-width="32767*"/>
    </style:style>
    <style:style style:name="MarketInfoReques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arketInfoRequest.B1" style:family="table-cell">
      <style:table-cell-properties fo:padding="0.0382in" fo:border="0.0007in solid #000000"/>
    </style:style>
    <style:style style:name="MarketInfoRequest.A2" style:family="table-cell">
      <style:table-cell-properties fo:padding="0.0382in" fo:border-left="0.0007in solid #000000" fo:border-right="none" fo:border-top="none" fo:border-bottom="0.0007in solid #000000"/>
    </style:style>
    <style:style style:name="MarketInfoRequest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arketInfoResponse" style:family="table">
      <style:table-properties style:width="6.925in" table:align="margins"/>
    </style:style>
    <style:style style:name="MarketInfoResponse.A" style:family="table-column">
      <style:table-column-properties style:column-width="3.4625in" style:rel-column-width="32767*"/>
    </style:style>
    <style:style style:name="MarketInfoRespons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arketInfoResponse.B1" style:family="table-cell">
      <style:table-cell-properties fo:padding="0.0382in" fo:border="0.0007in solid #000000"/>
    </style:style>
    <style:style style:name="MarketInfoResponse.A2" style:family="table-cell">
      <style:table-cell-properties fo:padding="0.0382in" fo:border-left="0.0007in solid #000000" fo:border-right="none" fo:border-top="none" fo:border-bottom="0.0007in solid #000000"/>
    </style:style>
    <style:style style:name="MarketInfoRespons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rror" style:family="table">
      <style:table-properties style:width="6.925in" table:align="margins"/>
    </style:style>
    <style:style style:name="Error.A" style:family="table-column">
      <style:table-column-properties style:column-width="3.4625in" style:rel-column-width="32767*"/>
    </style:style>
    <style:style style:name="Error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Error.B1" style:family="table-cell">
      <style:table-cell-properties fo:padding="0.0382in" fo:border="0.0007in solid #000000"/>
    </style:style>
    <style:style style:name="Error.A2" style:family="table-cell">
      <style:table-cell-properties fo:padding="0.0382in" fo:border-left="0.0007in solid #000000" fo:border-right="none" fo:border-top="none" fo:border-bottom="0.0007in solid #000000"/>
    </style:style>
    <style:style style:name="Error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et Messages</text:p>
      <text:p text:style-name="Standard"/>
      <text:p text:style-name="P2">BuyOrder</text:p>
      <text:p text:style-name="Standard"/>
      <text:p text:style-name="Standard">Mensagem de compra. Em caso de sucesso na negociação, o cliente deve receber uma mensagem Accept com os dados da operação realizada. Em caso de fracasso na negociação, o cliente deve receber uma mensagem Reject informando o motivo. Em caso de erro, o cliente deve receber uma mensagem Error informando o erro.</text:p>
      <text:p text:style-name="Standard"/>
      <table:table table:name="BuyOrder" table:style-name="BuyOrder">
        <table:table-column table:style-name="BuyOrder.A" table:number-columns-repeated="2"/>
        <table:table-row>
          <table:table-cell table:style-name="BuyOrder.A1" office:value-type="string">
            <text:p text:style-name="P3">Campos</text:p>
          </table:table-cell>
          <table:table-cell table:style-name="BuyOrder.B1" office:value-type="string">
            <text:p text:style-name="P3">Descrição</text:p>
          </table:table-cell>
        </table:table-row>
        <table:table-row>
          <table:table-cell table:style-name="BuyOrder.A2" office:value-type="string">
            <text:p text:style-name="Table_20_Contents">clientId</text:p>
          </table:table-cell>
          <table:table-cell table:style-name="BuyOrder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BuyOrder.A2" office:value-type="string">
            <text:p text:style-name="Table_20_Contents">operation</text:p>
          </table:table-cell>
          <table:table-cell table:style-name="BuyOrder.B2" office:value-type="string">
            <text:p text:style-name="Table_20_Contents">Inteiro identificando a operação. Deve conter o valor Operation.BUY.</text:p>
          </table:table-cell>
        </table:table-row>
        <table:table-row>
          <table:table-cell table:style-name="BuyOrder.A2" office:value-type="string">
            <text:p text:style-name="Table_20_Contents">symbol</text:p>
          </table:table-cell>
          <table:table-cell table:style-name="BuyOrder.B2" office:value-type="string">
            <text:p text:style-name="Table_20_Contents">String com o nome da ação a ser negociada.</text:p>
          </table:table-cell>
        </table:table-row>
        <table:table-row>
          <table:table-cell table:style-name="BuyOrder.A2" office:value-type="string">
            <text:p text:style-name="Table_20_Contents">limit</text:p>
          </table:table-cell>
          <table:table-cell table:style-name="BuyOrder.B2" office:value-type="string">
            <text:p text:style-name="Table_20_Contents">Double contendo o valor máximo a ser pago pela ação.</text:p>
          </table:table-cell>
        </table:table-row>
        <table:table-row>
          <table:table-cell table:style-name="BuyOrder.A2" office:value-type="string">
            <text:p text:style-name="Table_20_Contents">value</text:p>
          </table:table-cell>
          <table:table-cell table:style-name="BuyOrder.B2" office:value-type="string">
            <text:p text:style-name="Table_20_Contents">Double contendo o valor máximo da compra.</text:p>
          </table:table-cell>
        </table:table-row>
      </table:table>
      <text:p text:style-name="Standard"/>
      <text:p text:style-name="Standard"/>
      <text:p text:style-name="P2">SellOrder</text:p>
      <text:p text:style-name="Standard"/>
      <text:p text:style-name="Standard">Mensagem de Venda. Em caso de sucesso na negociação, o cliente deve receber uma mensagem Accept com os dados da operação realizada. Em caso de fracasso na negociação, o cliente deve receber uma mensagem Reject informando o motivo. Em caso de erro, o cliente deve receber uma mensagem Error informando o erro.</text:p>
      <text:p text:style-name="Standard"/>
      <table:table table:name="SellOrder" table:style-name="SellOrder">
        <table:table-column table:style-name="SellOrder.A" table:number-columns-repeated="2"/>
        <table:table-row>
          <table:table-cell table:style-name="SellOrder.A1" office:value-type="string">
            <text:p text:style-name="P3">Campos</text:p>
          </table:table-cell>
          <table:table-cell table:style-name="SellOrder.B1" office:value-type="string">
            <text:p text:style-name="P3">Descrição</text:p>
          </table:table-cell>
        </table:table-row>
        <table:table-row>
          <table:table-cell table:style-name="SellOrder.A2" office:value-type="string">
            <text:p text:style-name="Table_20_Contents">clientId</text:p>
          </table:table-cell>
          <table:table-cell table:style-name="SellOrder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SellOrder.A2" office:value-type="string">
            <text:p text:style-name="Table_20_Contents">operation</text:p>
          </table:table-cell>
          <table:table-cell table:style-name="SellOrder.B2" office:value-type="string">
            <text:p text:style-name="Table_20_Contents">Inteiro identificando a operação. Deve conter o valor Operation.SELL.</text:p>
          </table:table-cell>
        </table:table-row>
        <table:table-row>
          <table:table-cell table:style-name="SellOrder.A2" office:value-type="string">
            <text:p text:style-name="Table_20_Contents">symbol</text:p>
          </table:table-cell>
          <table:table-cell table:style-name="SellOrder.B2" office:value-type="string">
            <text:p text:style-name="Table_20_Contents">String com o nome da ação a ser negociada.</text:p>
          </table:table-cell>
        </table:table-row>
        <table:table-row>
          <table:table-cell table:style-name="SellOrder.A2" office:value-type="string">
            <text:p text:style-name="Table_20_Contents">limit</text:p>
          </table:table-cell>
          <table:table-cell table:style-name="SellOrder.B2" office:value-type="string">
            <text:p text:style-name="Table_20_Contents">Double contendo o valor mínimo aceito pela ação.</text:p>
          </table:table-cell>
        </table:table-row>
        <table:table-row>
          <table:table-cell table:style-name="SellOrder.A2" office:value-type="string">
            <text:p text:style-name="Table_20_Contents">quotas</text:p>
          </table:table-cell>
          <table:table-cell table:style-name="SellOrder.B2" office:value-type="string">
            <text:p text:style-name="Table_20_Contents">Quantidade máxima de cotas a vender.</text:p>
          </table:table-cell>
        </table:table-row>
      </table:table>
      <text:p text:style-name="Standard"/>
      <text:p text:style-name="Standard"/>
      <text:p text:style-name="P2">Accept</text:p>
      <text:p text:style-name="Standard"/>
      <text:p text:style-name="Standard">Mensagem de aceitação da negociação. Gerada em resposta a uma BuyOrder ou SellOrder bem sucedida. Retorna todos os valores relevantes à negociação.</text:p>
      <table:table table:name="Accept" table:style-name="Accept">
        <table:table-column table:style-name="Accept.A" table:number-columns-repeated="2"/>
        <text:soft-page-break/>
        <table:table-row>
          <table:table-cell table:style-name="Accept.A1" office:value-type="string">
            <text:p text:style-name="P3">Campos</text:p>
          </table:table-cell>
          <table:table-cell table:style-name="Accept.B1" office:value-type="string">
            <text:p text:style-name="P3">Descrição</text:p>
          </table:table-cell>
        </table:table-row>
        <table:table-row>
          <table:table-cell table:style-name="Accept.A2" office:value-type="string">
            <text:p text:style-name="Table_20_Contents">clientId</text:p>
          </table:table-cell>
          <table:table-cell table:style-name="Accept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Accept.A2" office:value-type="string">
            <text:p text:style-name="Table_20_Contents">operation</text:p>
          </table:table-cell>
          <table:table-cell table:style-name="Accept.B2" office:value-type="string">
            <text:p text:style-name="Table_20_Contents">Inteiro identificando a operação. Deve conter o valor Operation.ACCEPT.</text:p>
          </table:table-cell>
        </table:table-row>
        <table:table-row>
          <table:table-cell table:style-name="Accept.A2" office:value-type="string">
            <text:p text:style-name="Table_20_Contents">symbol</text:p>
          </table:table-cell>
          <table:table-cell table:style-name="Accept.B2" office:value-type="string">
            <text:p text:style-name="Table_20_Contents">String com o nome da ação a ser negociada.</text:p>
          </table:table-cell>
        </table:table-row>
        <table:table-row>
          <table:table-cell table:style-name="Accept.A2" office:value-type="string">
            <text:p text:style-name="Table_20_Contents">value</text:p>
          </table:table-cell>
          <table:table-cell table:style-name="Accept.B2" office:value-type="string">
            <text:p text:style-name="Table_20_Contents">Valor unitários da ação negociada.</text:p>
          </table:table-cell>
        </table:table-row>
        <table:table-row>
          <table:table-cell table:style-name="Accept.A2" office:value-type="string">
            <text:p text:style-name="Table_20_Contents">quotas</text:p>
          </table:table-cell>
          <table:table-cell table:style-name="Accept.B2" office:value-type="string">
            <text:p text:style-name="Table_20_Contents">Quantidade de cotas negociadas.</text:p>
          </table:table-cell>
        </table:table-row>
        <table:table-row>
          <table:table-cell table:style-name="Accept.A2" office:value-type="string">
            <text:p text:style-name="Table_20_Contents">total</text:p>
          </table:table-cell>
          <table:table-cell table:style-name="Accept.B2" office:value-type="string">
            <text:p text:style-name="Table_20_Contents">Valor total da operação.</text:p>
          </table:table-cell>
        </table:table-row>
      </table:table>
      <text:p text:style-name="Standard"/>
      <text:p text:style-name="Standard"/>
      <text:p text:style-name="P2">Reject</text:p>
      <text:p text:style-name="Standard"/>
      <text:p text:style-name="Standard">Mensagem de rejeição de negociação. Gerada em resposta uma BuyOrder ou SellOrder mal sucedida. Retorna uma string com o motivo da rejeição.</text:p>
      <text:p text:style-name="Standard"/>
      <table:table table:name="Reject" table:style-name="Reject">
        <table:table-column table:style-name="Reject.A" table:number-columns-repeated="2"/>
        <table:table-row>
          <table:table-cell table:style-name="Reject.A1" office:value-type="string">
            <text:p text:style-name="P3">Campos</text:p>
          </table:table-cell>
          <table:table-cell table:style-name="Reject.B1" office:value-type="string">
            <text:p text:style-name="P3">Descrição</text:p>
          </table:table-cell>
        </table:table-row>
        <table:table-row>
          <table:table-cell table:style-name="Reject.A2" office:value-type="string">
            <text:p text:style-name="Table_20_Contents">clientId</text:p>
          </table:table-cell>
          <table:table-cell table:style-name="Reject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Reject.A2" office:value-type="string">
            <text:p text:style-name="Table_20_Contents">operation</text:p>
          </table:table-cell>
          <table:table-cell table:style-name="Reject.B2" office:value-type="string">
            <text:p text:style-name="Table_20_Contents">Inteiro identificando a operação. Deve conter o valor Operation.REJECT.</text:p>
          </table:table-cell>
        </table:table-row>
        <table:table-row>
          <table:table-cell table:style-name="Reject.A2" office:value-type="string">
            <text:p text:style-name="Table_20_Contents">symbol</text:p>
          </table:table-cell>
          <table:table-cell table:style-name="Reject.B2" office:value-type="string">
            <text:p text:style-name="Table_20_Contents">String com o nome da ação que não foi negociada.</text:p>
          </table:table-cell>
        </table:table-row>
        <table:table-row>
          <table:table-cell table:style-name="Reject.A2" office:value-type="string">
            <text:p text:style-name="Table_20_Contents">reason</text:p>
          </table:table-cell>
          <table:table-cell table:style-name="Reject.B2" office:value-type="string">
            <text:p text:style-name="Table_20_Contents">Motivo pelo qual a operação falhou.</text:p>
          </table:table-cell>
        </table:table-row>
      </table:table>
      <text:p text:style-name="Standard"/>
      <text:p text:style-name="Standard"/>
      <text:p text:style-name="P2">MarketInfoRequest</text:p>
      <text:p text:style-name="Standard"/>
      <text:p text:style-name="Standard">Requisição de informações sobre o mercado.</text:p>
      <text:p text:style-name="Standard"/>
      <table:table table:name="MarketInfoRequest" table:style-name="MarketInfoRequest">
        <table:table-column table:style-name="MarketInfoRequest.A" table:number-columns-repeated="2"/>
        <table:table-row>
          <table:table-cell table:style-name="MarketInfoRequest.A1" office:value-type="string">
            <text:p text:style-name="P3">Campos</text:p>
          </table:table-cell>
          <table:table-cell table:style-name="MarketInfoRequest.B1" office:value-type="string">
            <text:p text:style-name="P3">Descrição</text:p>
          </table:table-cell>
        </table:table-row>
        <table:table-row>
          <table:table-cell table:style-name="MarketInfoRequest.A2" office:value-type="string">
            <text:p text:style-name="Table_20_Contents">clientId</text:p>
          </table:table-cell>
          <table:table-cell table:style-name="MarketInfoRequest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MarketInfoRequest.A2" office:value-type="string">
            <text:p text:style-name="Table_20_Contents">operation</text:p>
          </table:table-cell>
          <table:table-cell table:style-name="MarketInfoRequest.B2" office:value-type="string">
            <text:p text:style-name="Table_20_Contents">Inteiro identificando a operação. Deve conter o valor Operation.INFO_REQUEST.</text:p>
          </table:table-cell>
        </table:table-row>
        <table:table-row>
          <table:table-cell table:style-name="MarketInfoRequest.A2" office:value-type="string">
            <text:p text:style-name="Table_20_Contents">info</text:p>
          </table:table-cell>
          <table:table-cell table:style-name="MarketInfoRequest.B2" office:value-type="string">
            <text:p text:style-name="Table_20_Contents">String com as informações do mercado.</text:p>
          </table:table-cell>
        </table:table-row>
      </table:table>
      <text:p text:style-name="Standard"/>
      <text:p text:style-name="Standard"/>
      <text:p text:style-name="Standard"/>
      <text:p text:style-name="P2"/>
      <text:p text:style-name="P2"/>
      <text:p text:style-name="P2"><text:soft-page-break/>MarketInfoResponse</text:p>
      <text:p text:style-name="Standard"/>
      <text:p text:style-name="Standard">Informações sobre o mercado. Retorna uma String no formato:</text:p>
      <text:p text:style-name="Standard">{Symbol;Unit Value;Max Quotas}, {Symbol;Unit Value;Max Quotas},...</text:p>
      <text:p text:style-name="Standard"/>
      <table:table table:name="MarketInfoResponse" table:style-name="MarketInfoResponse">
        <table:table-column table:style-name="MarketInfoResponse.A" table:number-columns-repeated="2"/>
        <table:table-row>
          <table:table-cell table:style-name="MarketInfoResponse.A1" office:value-type="string">
            <text:p text:style-name="P3">Campos</text:p>
          </table:table-cell>
          <table:table-cell table:style-name="MarketInfoResponse.B1" office:value-type="string">
            <text:p text:style-name="P3">Descrição</text:p>
          </table:table-cell>
        </table:table-row>
        <table:table-row>
          <table:table-cell table:style-name="MarketInfoResponse.A2" office:value-type="string">
            <text:p text:style-name="Table_20_Contents">clientId</text:p>
          </table:table-cell>
          <table:table-cell table:style-name="MarketInfoResponse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MarketInfoResponse.A2" office:value-type="string">
            <text:p text:style-name="Table_20_Contents">operation</text:p>
          </table:table-cell>
          <table:table-cell table:style-name="MarketInfoResponse.B2" office:value-type="string">
            <text:p text:style-name="Table_20_Contents">Inteiro identificando a operação. Deve conter o valor Operation.INFO_RESPONSE.</text:p>
          </table:table-cell>
        </table:table-row>
        <table:table-row>
          <table:table-cell table:style-name="MarketInfoResponse.A2" office:value-type="string">
            <text:p text:style-name="Table_20_Contents">info</text:p>
          </table:table-cell>
          <table:table-cell table:style-name="MarketInfoResponse.B2" office:value-type="string">
            <text:p text:style-name="Table_20_Contents">String com as informações do mercado.</text:p>
          </table:table-cell>
        </table:table-row>
      </table:table>
      <text:p text:style-name="Standard"/>
      <text:p text:style-name="Standard"/>
      <text:p text:style-name="P2">Error</text:p>
      <text:p text:style-name="Standard"/>
      <text:p text:style-name="Standard">Mensagem de erro. Retorna uma String com o erro.</text:p>
      <text:p text:style-name="Standard"/>
      <table:table table:name="Error" table:style-name="Error">
        <table:table-column table:style-name="Error.A" table:number-columns-repeated="2"/>
        <table:table-row>
          <table:table-cell table:style-name="Error.A1" office:value-type="string">
            <text:p text:style-name="P3">Campos</text:p>
          </table:table-cell>
          <table:table-cell table:style-name="Error.B1" office:value-type="string">
            <text:p text:style-name="P3">Descrição</text:p>
          </table:table-cell>
        </table:table-row>
        <table:table-row>
          <table:table-cell table:style-name="Error.A2" office:value-type="string">
            <text:p text:style-name="Table_20_Contents"/>
          </table:table-cell>
          <table:table-cell table:style-name="Error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Error.A2" office:value-type="string">
            <text:p text:style-name="Table_20_Contents">operation</text:p>
          </table:table-cell>
          <table:table-cell table:style-name="Error.B2" office:value-type="string">
            <text:p text:style-name="Table_20_Contents">Inteiro identificando a operação. Deve conter o valor Operation.ERROR.</text:p>
          </table:table-cell>
        </table:table-row>
        <table:table-row>
          <table:table-cell table:style-name="Error.A2" office:value-type="string">
            <text:p text:style-name="Table_20_Contents">error</text:p>
          </table:table-cell>
          <table:table-cell table:style-name="Error.B2" office:value-type="string">
            <text:p text:style-name="Table_20_Contents">String com mensagem de err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labos Blebe</meta:initial-creator>
    <meta:creation-date>2010-05-17T21:19:54</meta:creation-date>
    <dc:date>2010-05-17T22:20:10</dc:date>
    <dc:creator>Blabos Blebe</dc:creator>
    <meta:editing-duration>PT00H44M45S</meta:editing-duration>
    <meta:editing-cycles>6</meta:editing-cycles>
    <meta:generator>OpenOffice.org/3.2$Linux OpenOffice.org_project/320m12$Build-9483</meta:generator>
    <meta:document-statistic meta:table-count="7" meta:image-count="0" meta:object-count="0" meta:page-count="3" meta:paragraph-count="87" meta:word-count="466" meta:character-count="2992"/>
  </office:meta>
</office:document-meta>
</file>